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Çalışma Sayfası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'Çalışma Sayfası1'.J26" table:end-x="0.4118in" table:end-y="0.072in" draw:z-index="0" draw:style-name="gr1" svg:width="4.6417in" svg:height="4.3059in" svg:x="0.2154in" svg:y="0.0197in">
              <draw:object draw:notify-on-update-of-ranges="'Çalışma Sayfası1'.A4:'Çalışma Sayfası1'.A15 'Çalışma Sayfası1'.B3:'Çalışma Sayfası1'.B3 'Çalışma Sayfası1'.B4:'Çalışma Sayfası1'.B15 'Çalışma Sayfası1'.C3:'Çalışma Sayfası1'.C3 'Çalışma Sayfası1'.C4:'Çalışma Sayfası1'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Ay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ocak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şubat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t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isan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yı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zira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mmuz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ğusto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ylül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kim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asım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ralık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Çalışma Sayfası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Çalışma Sayfası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38:50</dc:date>
    <meta:editing-duration>PT01H33M10S</meta:editing-duration>
    <meta:editing-cycles>16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'Çalışma Sayfası1'.A3:'Çalışma Sayfası1'.C15" chart:data-source-has-labels="both" svg:x="0.269cm" svg:y="0.218cm" svg:width="9.776cm" svg:height="10.267cm">
          <chart:axis chart:dimension="x" chart:name="primary-x" chart:style-name="ch4">
            <chart:title svg:x="5.261cm" svg:y="10.131cm" chart:style-name="ch5">
              <text:p>Ay</text:p>
            </chart:title>
            <chart:categories table:cell-range-address="'Çalışma Sayfası1'.A4:'Çalışma Sayfası1'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'Çalışma Sayfası1'.B4:'Çalışma Sayfası1'.B15" chart:label-cell-address="'Çalışma Sayfası1'.B3:'Çalışma Sayfası1'.B3" chart:class="chart:bar">
            <chart:data-point chart:repeated="12"/>
          </chart:series>
          <chart:series chart:style-name="ch10" chart:values-cell-range-address="'Çalışma Sayfası1'.C4:'Çalışma Sayfası1'.C15" chart:label-cell-address="'Çalışma Sayfası1'.C3:'Çalışma Sayfası1'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Çalışma Sayfası1'.B3:'Çalışma Sayfası1'.B3">2014</text:p>
              </table:table-cell>
              <table:table-cell office:value-type="string">
                <text:p text:id="'Çalışma Sayfası1'.C3:'Çalışma Sayfası1'.C3">2015</text:p>
              </table:table-cell>
            </table:table-row>
          </table:table-header-rows>
          <table:table-rows>
            <table:table-row>
              <table:table-cell office:value-type="string">
                <text:p text:id="'Çalışma Sayfası1'.A4:'Çalışma Sayfası1'.A15">ocak</text:p>
              </table:table-cell>
              <table:table-cell office:value-type="float" office:value="20">
                <text:p text:id="'Çalışma Sayfası1'.B4:'Çalışma Sayfası1'.B15">20</text:p>
              </table:table-cell>
              <table:table-cell office:value-type="float" office:value="24">
                <text:p text:id="'Çalışma Sayfası1'.C4:'Çalışma Sayfası1'.C15">24</text:p>
              </table:table-cell>
            </table:table-row>
            <table:table-row>
              <table:table-cell office:value-type="string">
                <text:p>şubat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t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isan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ıs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hazira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emmuz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ğusto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ylül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ekim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kasım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ralık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